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lgerian" svg:font-family="Algerian" style:font-family-generic="decorative" style:font-pitch="variable"/>
    <style:font-face style:name="Colonna MT" svg:font-family="'Colonna MT'" style:font-family-generic="decorative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99ff" style:text-align-source="fix" style:repeat-content="false"/>
      <style:paragraph-properties fo:text-align="center" fo:margin-left="0cm"/>
      <style:text-properties style:font-name="Algerian" fo:font-size="20pt" style:font-size-asian="20pt" style:font-size-complex="20pt"/>
    </style:style>
    <style:style style:name="ce2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font-name="Colonna MT"/>
    </style:style>
    <style:style style:name="ce3" style:family="table-cell" style:parent-style-name="Default">
      <style:map style:condition="cell-content()&lt;40" style:apply-style-name="Untitled1" style:base-cell-address="Sheet1.E6"/>
    </style:style>
    <style:style style:name="ce4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#ff8080"/>
    </style:style>
    <style:style style:name="ce7" style:family="table-cell" style:parent-style-name="Default" style:data-style-name="N1">
      <style:table-cell-properties fo:background-color="#ff8080"/>
    </style:style>
    <style:style style:name="ce8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5" table:default-cell-style-name="Default"/>
        <table:table-row table:style-name="ro3">
          <table:table-cell table:style-name="ce1" office:value-type="string" table:number-columns-spanned="9" table:number-rows-spanned="1">
            <text:p>MARKSHEET</text:p>
          </table:table-cell>
          <table:covered-table-cell/>
          <table:covered-table-cell table:number-columns-repeated="2" table:style-name="Default"/>
          <table:covered-table-cell table:number-columns-repeated="5"/>
        </table:table-row>
        <table:table-row table:style-name="ro2">
          <table:table-cell table:style-name="ce2" office:value-type="string">
            <text:p>ROLL NO.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S1</text:p>
          </table:table-cell>
          <table:table-cell table:style-name="ce2" office:value-type="string">
            <text:p>S2</text:p>
          </table:table-cell>
          <table:table-cell table:style-name="ce2" office:value-type="string">
            <text:p>S3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PER</text:p>
          </table:table-cell>
          <table:table-cell table:style-name="ce2" office:value-type="string">
            <text:p>GRADE</text:p>
          </table:table-cell>
          <table:table-cell table:style-name="ce2" office:value-type="string">
            <text:p>RESULT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KAMLESH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table:style-name="ce3" office:value-type="float" office:value="79">
            <text:p>79</text:p>
          </table:table-cell>
          <table:table-cell table:formula="of:=SUM([.C3:.E3])" office:value-type="float" office:value="229">
            <text:p>229</text:p>
          </table:table-cell>
          <table:table-cell table:style-name="ce8" table:formula="of:=IF([.C3]&lt;40;0;IF([.D3]&lt;40;0;IF([.E3]&lt;40;0;([.F3]/3))))" office:value-type="float" office:value="76.3333333333333">
            <text:p>76</text:p>
          </table:table-cell>
          <table:table-cell table:style-name="ce8" table:formula="of:=IF([.G3]&gt;=70;&quot;DIST&quot;;IF([.G3]&gt;=60;&quot;FRIST&quot;;IF([.G3]&gt;=48;&quot;SECOND&quot;;IF([.G3]&gt;=40;&quot;PASS&quot;;IF([.G3]&lt;40;&quot;FAIL&quot;)))))" office:value-type="string" office:string-value="DIST">
            <text:p>DIST</text:p>
          </table:table-cell>
          <table:table-cell table:formula="of:=IF([.H3]=&quot;FAIL&quot;;&quot;FAIL&quot;;&quot;PASS&quot;)" office:value-type="string" office:string-value="PASS">
            <text:p>PASS</text:p>
          </table:table-cell>
        </table:table-row>
        <table:table-row table:style-name="ro4">
          <table:table-cell office:value-type="float" office:value="102">
            <text:p>102</text:p>
          </table:table-cell>
          <table:table-cell office:value-type="string">
            <text:p>MITESH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table:style-name="ce3" office:value-type="float" office:value="80">
            <text:p>80</text:p>
          </table:table-cell>
          <table:table-cell table:formula="of:=SUM([.C4];[.E4])" office:value-type="float" office:value="140">
            <text:p>140</text:p>
          </table:table-cell>
          <table:table-cell table:style-name="ce8" table:formula="of:=IF([.C4]&lt;40;0;IF([.D4]&lt;40;0;IF([.E4]&lt;40;0;([.F4]/3))))" office:value-type="float" office:value="46.6666666666667">
            <text:p>47</text:p>
          </table:table-cell>
          <table:table-cell table:style-name="ce8" table:formula="of:=IF([.G4]&gt;=70;&quot;DIST&quot;;IF([.G4]&gt;=60;&quot;FRIST&quot;;IF([.G4]&gt;=48;&quot;SECOND&quot;;IF([.G4]&gt;=40;&quot;PASS&quot;;IF([.G4]&lt;40;&quot;FAIL&quot;)))))" office:value-type="string" office:string-value="PASS">
            <text:p>PASS</text:p>
          </table:table-cell>
          <table:table-cell table:formula="of:=IF([.H4]=&quot;FAIL&quot;;&quot;FAIL&quot;;&quot;PASS&quot;)" office:value-type="string" office:string-value="PASS">
            <text:p>PASS</text:p>
          </table:table-cell>
        </table:table-row>
        <table:table-row table:style-name="ro4">
          <table:table-cell office:value-type="float" office:value="103">
            <text:p>103</text:p>
          </table:table-cell>
          <table:table-cell office:value-type="string">
            <text:p>MEET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table:style-name="ce3" office:value-type="float" office:value="35">
            <text:p>35</text:p>
          </table:table-cell>
          <table:table-cell table:formula="of:=SUM([.C5];[.E5])" office:value-type="float" office:value="113">
            <text:p>113</text:p>
          </table:table-cell>
          <table:table-cell table:style-name="ce8" table:formula="of:=IF([.C5]&lt;40;0;IF([.D5]&lt;40;0;IF([.E5]&lt;40;0;([.F5]/3))))" office:value-type="float" office:value="0">
            <text:p>0</text:p>
          </table:table-cell>
          <table:table-cell table:style-name="ce8" table:formula="of:=IF([.G5]&gt;=70;&quot;DIST&quot;;IF([.G5]&gt;=60;&quot;FRIST&quot;;IF([.G5]&gt;=48;&quot;SECOND&quot;;IF([.G5]&gt;=40;&quot;PASS&quot;;IF([.G5]&lt;40;&quot;FAIL&quot;)))))" office:value-type="string" office:string-value="FAIL">
            <text:p>FAIL</text:p>
          </table:table-cell>
          <table:table-cell table:formula="of:=IF([.H5]=&quot;FAIL&quot;;&quot;FAIL&quot;;&quot;PASS&quot;)" office:value-type="string" office:string-value="FAIL">
            <text:p>FAIL</text:p>
          </table:table-cell>
        </table:table-row>
        <table:table-row table:style-name="ro4">
          <table:table-cell office:value-type="float" office:value="104">
            <text:p>104</text:p>
          </table:table-cell>
          <table:table-cell office:value-type="string">
            <text:p>RUDRA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style-name="ce3" office:value-type="float" office:value="90">
            <text:p>90</text:p>
          </table:table-cell>
          <table:table-cell table:formula="of:=SUM([.C6];[.E6])" office:value-type="float" office:value="180">
            <text:p>180</text:p>
          </table:table-cell>
          <table:table-cell table:style-name="ce8" table:formula="of:=IF([.C6]&lt;40;0;IF([.D6]&lt;40;0;IF([.E6]&lt;40;0;([.F6]/3))))" office:value-type="float" office:value="60">
            <text:p>60</text:p>
          </table:table-cell>
          <table:table-cell table:style-name="ce8" table:formula="of:=IF([.G6]&gt;=70;&quot;DIST&quot;;IF([.G6]&gt;=60;&quot;FRIST&quot;;IF([.G6]&gt;=48;&quot;SECOND&quot;;IF([.G6]&gt;=40;&quot;PASS&quot;;IF([.G6]&lt;40;&quot;FAIL&quot;)))))" office:value-type="string" office:string-value="FRIST">
            <text:p>FRIST</text:p>
          </table:table-cell>
          <table:table-cell table:formula="of:=IF([.H6]=&quot;FAIL&quot;;&quot;FAIL&quot;;&quot;PASS&quot;)" office:value-type="string" office:string-value="PASS">
            <text:p>PASS</text:p>
          </table:table-cell>
        </table:table-row>
        <table:table-row table:style-name="ro2" table:number-rows-repeated="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style-name="ce4" office:value-type="string">
            <text:p>FUNCTION</text:p>
          </table:table-cell>
          <table:table-cell table:style-name="ce4" office:value-type="string">
            <text:p>EX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5" office:value-type="string">
            <text:p>MAX</text:p>
          </table:table-cell>
          <table:table-cell table:style-name="ce6" table:formula="of:=MAX([.C3:.E3])" office:value-type="float" office:value="90">
            <text:p>9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5" office:value-type="string">
            <text:p>MIN</text:p>
          </table:table-cell>
          <table:table-cell table:style-name="ce6" table:formula="of:=MIN([.C3:.E3])" office:value-type="float" office:value="60">
            <text:p>6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5" office:value-type="string">
            <text:p>AVERAGE</text:p>
          </table:table-cell>
          <table:table-cell table:style-name="ce7" table:formula="of:=AVERAGE([.C3:.E3])" office:value-type="float" office:value="76.3333333333333">
            <text:p>76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lgerian" svg:font-family="Algerian" style:font-family-generic="decorative" style:font-pitch="variable"/>
    <style:font-face style:name="Colonna MT" svg:font-family="'Colonna MT'" style:font-family-generic="decorative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11" number:min-integer-digits="1"/>
    </number:number-style>
    <number:number-style style:name="N108">
      <number:number number:decimal-places="10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cc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4">24/11/2021</text:date>, <text:time>13:4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4T12:13:00.11</meta:creation-date>
    <dc:date>2021-11-24T13:40:16.98</dc:date>
    <meta:editing-duration>PT24M25S</meta:editing-duration>
    <meta:editing-cycles>2</meta:editing-cycles>
    <meta:generator>OpenOffice/4.1.2$Win32 OpenOffice.org_project/412m3$Build-9782</meta:generator>
    <meta:document-statistic meta:table-count="3" meta:cell-count="54" meta:object-count="0"/>
  </office:meta>
</office:document-meta>
</file>